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b380" officeooo:paragraph-rsid="001db380"/>
    </style:style>
    <style:style style:name="P2" style:family="paragraph" style:parent-style-name="Standard">
      <style:text-properties officeooo:rsid="001db380" officeooo:paragraph-rsid="001d5e62"/>
    </style:style>
    <style:style style:name="P3" style:family="paragraph" style:parent-style-name="Standard">
      <style:text-properties fo:font-weight="bold" officeooo:rsid="001d5e62" officeooo:paragraph-rsid="001d5e62" style:font-weight-asian="bold" style:font-weight-complex="bold"/>
    </style:style>
    <style:style style:name="P4" style:family="paragraph" style:parent-style-name="Standard" style:master-page-name="">
      <style:paragraph-properties fo:margin-left="0cm" fo:margin-right="0cm" fo:line-height="150%" fo:text-align="justify" style:justify-single-word="false" fo:hyphenation-ladder-count="no-limit" fo:text-indent="0.7cm" style:auto-text-indent="false" style:page-number="auto"/>
      <style:text-properties officeooo:rsid="001f8a26" officeooo:paragraph-rsid="001f8a26" fo:hyphenate="true" fo:hyphenation-remain-char-count="2" fo:hyphenation-push-char-count="2"/>
    </style:style>
    <style:style style:name="P5" style:family="paragraph" style:parent-style-name="Standard">
      <style:paragraph-properties fo:margin-left="0cm" fo:margin-right="0cm" fo:line-height="150%" fo:text-align="justify" style:justify-single-word="false" fo:hyphenation-ladder-count="no-limit" fo:text-indent="0.7cm" style:auto-text-indent="false"/>
      <style:text-properties officeooo:rsid="0022aaca" officeooo:paragraph-rsid="0022aaca" fo:hyphenate="true" fo:hyphenation-remain-char-count="2" fo:hyphenation-push-char-count="2"/>
    </style:style>
    <style:style style:name="P6" style:family="paragraph" style:parent-style-name="Standard">
      <style:paragraph-properties fo:margin-left="0cm" fo:margin-right="0cm" fo:line-height="150%" fo:text-align="justify" style:justify-single-word="false" fo:hyphenation-ladder-count="no-limit" fo:text-indent="0.7cm" style:auto-text-indent="false"/>
      <style:text-properties officeooo:rsid="00242878" officeooo:paragraph-rsid="00242878" fo:hyphenate="true" fo:hyphenation-remain-char-count="2" fo:hyphenation-push-char-count="2"/>
    </style:style>
    <style:style style:name="P7" style:family="paragraph" style:parent-style-name="Standard">
      <style:paragraph-properties fo:margin-left="0cm" fo:margin-right="0cm" fo:line-height="150%" fo:text-align="justify" style:justify-single-word="false" fo:hyphenation-ladder-count="no-limit" fo:text-indent="0.7cm" style:auto-text-indent="false"/>
      <style:text-properties officeooo:rsid="0025d4ce" officeooo:paragraph-rsid="0025d4ce" fo:hyphenate="true" fo:hyphenation-remain-char-count="2" fo:hyphenation-push-char-count="2"/>
    </style:style>
    <style:style style:name="P8" style:family="paragraph" style:parent-style-name="Standard">
      <style:paragraph-properties fo:margin-left="0cm" fo:margin-right="0cm" fo:line-height="150%" fo:text-align="justify" style:justify-single-word="false" fo:hyphenation-ladder-count="no-limit" fo:text-indent="0.7cm" style:auto-text-indent="false"/>
      <style:text-properties officeooo:rsid="0025d4ce" officeooo:paragraph-rsid="00273789" fo:hyphenate="true" fo:hyphenation-remain-char-count="2" fo:hyphenation-push-char-count="2"/>
    </style:style>
    <style:style style:name="P9" style:family="paragraph" style:parent-style-name="Standard">
      <style:paragraph-properties fo:margin-left="0cm" fo:margin-right="0cm" fo:line-height="150%" fo:text-align="justify" style:justify-single-word="false" fo:hyphenation-ladder-count="no-limit" fo:text-indent="0.7cm" style:auto-text-indent="false"/>
      <style:text-properties officeooo:rsid="0025d4ce" officeooo:paragraph-rsid="003d7184" fo:hyphenate="true" fo:hyphenation-remain-char-count="2" fo:hyphenation-push-char-count="2"/>
    </style:style>
    <style:style style:name="P10" style:family="paragraph" style:parent-style-name="Standard">
      <style:paragraph-properties fo:margin-left="0cm" fo:margin-right="0cm" fo:line-height="150%" fo:text-align="justify" style:justify-single-word="false" fo:hyphenation-ladder-count="no-limit" fo:text-indent="0.7cm" style:auto-text-indent="false"/>
      <style:text-properties officeooo:rsid="00273789" officeooo:paragraph-rsid="00273789" fo:hyphenate="true" fo:hyphenation-remain-char-count="2" fo:hyphenation-push-char-count="2"/>
    </style:style>
    <style:style style:name="P11" style:family="paragraph" style:parent-style-name="Standard">
      <style:paragraph-properties fo:margin-left="0cm" fo:margin-right="0cm" fo:line-height="150%" fo:text-align="justify" style:justify-single-word="false" fo:hyphenation-ladder-count="no-limit" fo:text-indent="0.7cm" style:auto-text-indent="false"/>
      <style:text-properties officeooo:rsid="00273789" officeooo:paragraph-rsid="003d7184" fo:hyphenate="true" fo:hyphenation-remain-char-count="2" fo:hyphenation-push-char-count="2"/>
    </style:style>
    <style:style style:name="P12" style:family="paragraph" style:parent-style-name="Standard">
      <style:paragraph-properties fo:margin-left="0cm" fo:margin-right="0cm" fo:line-height="150%" fo:text-align="justify" style:justify-single-word="false" fo:hyphenation-ladder-count="no-limit" fo:text-indent="0.7cm" style:auto-text-indent="false"/>
      <style:text-properties officeooo:rsid="002aa220" officeooo:paragraph-rsid="002c5bb6"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hyphenation-ladder-count="no-limit" fo:text-indent="0.7cm" style:auto-text-indent="false"/>
      <style:text-properties officeooo:rsid="002c5bb6" officeooo:paragraph-rsid="002c5bb6" fo:hyphenate="true" fo:hyphenation-remain-char-count="2" fo:hyphenation-push-char-count="2"/>
    </style:style>
    <style:style style:name="P14" style:family="paragraph" style:parent-style-name="Standard">
      <style:paragraph-properties fo:margin-left="0cm" fo:margin-right="0cm" fo:line-height="150%" fo:text-align="justify" style:justify-single-word="false" fo:hyphenation-ladder-count="no-limit" fo:text-indent="0.7cm" style:auto-text-indent="false"/>
      <style:text-properties officeooo:rsid="002edf56" officeooo:paragraph-rsid="002edf56" fo:hyphenate="true" fo:hyphenation-remain-char-count="2" fo:hyphenation-push-char-count="2"/>
    </style:style>
    <style:style style:name="P15" style:family="paragraph" style:parent-style-name="Standard">
      <style:paragraph-properties fo:margin-left="0cm" fo:margin-right="0cm" fo:line-height="150%" fo:text-align="justify" style:justify-single-word="false" fo:hyphenation-ladder-count="no-limit" fo:text-indent="0.7cm" style:auto-text-indent="false"/>
      <style:text-properties officeooo:rsid="0031f328" officeooo:paragraph-rsid="003762b2" fo:hyphenate="true" fo:hyphenation-remain-char-count="2" fo:hyphenation-push-char-count="2"/>
    </style:style>
    <style:style style:name="P16" style:family="paragraph" style:parent-style-name="Standard">
      <style:paragraph-properties fo:margin-left="0cm" fo:margin-right="0cm" fo:line-height="150%" fo:text-align="justify" style:justify-single-word="false" fo:hyphenation-ladder-count="no-limit" fo:text-indent="0.7cm" style:auto-text-indent="false"/>
      <style:text-properties officeooo:rsid="0038c399" officeooo:paragraph-rsid="0038c399" fo:hyphenate="true" fo:hyphenation-remain-char-count="2" fo:hyphenation-push-char-count="2"/>
    </style:style>
    <style:style style:name="P17" style:family="paragraph" style:parent-style-name="Standard">
      <style:paragraph-properties fo:margin-left="0cm" fo:margin-right="0cm" fo:line-height="150%" fo:text-align="justify" style:justify-single-word="false" fo:hyphenation-ladder-count="no-limit" fo:text-indent="0.7cm" style:auto-text-indent="false"/>
      <style:text-properties officeooo:rsid="003926af" officeooo:paragraph-rsid="003926af" fo:hyphenate="true" fo:hyphenation-remain-char-count="2" fo:hyphenation-push-char-count="2"/>
    </style:style>
    <style:style style:name="P18" style:family="paragraph" style:parent-style-name="Standard">
      <style:paragraph-properties fo:margin-left="0cm" fo:margin-right="0cm" fo:line-height="150%" fo:text-align="justify" style:justify-single-word="false" fo:hyphenation-ladder-count="no-limit" fo:text-indent="0.7cm" style:auto-text-indent="false"/>
      <style:text-properties officeooo:rsid="003926af" officeooo:paragraph-rsid="003940d7" fo:hyphenate="true" fo:hyphenation-remain-char-count="2" fo:hyphenation-push-char-count="2"/>
    </style:style>
    <style:style style:name="P19" style:family="paragraph" style:parent-style-name="Standard">
      <style:paragraph-properties fo:margin-left="0cm" fo:margin-right="0cm" fo:line-height="150%" fo:text-align="justify" style:justify-single-word="false" fo:hyphenation-ladder-count="no-limit" fo:text-indent="0.7cm" style:auto-text-indent="false"/>
      <style:text-properties officeooo:rsid="003926af" officeooo:paragraph-rsid="003d7184" fo:hyphenate="true" fo:hyphenation-remain-char-count="2" fo:hyphenation-push-char-count="2"/>
    </style:style>
    <style:style style:name="P20" style:family="paragraph" style:parent-style-name="Standard">
      <style:paragraph-properties fo:margin-left="0cm" fo:margin-right="0cm" fo:line-height="150%" fo:text-align="justify" style:justify-single-word="false" fo:hyphenation-ladder-count="no-limit" fo:text-indent="0.7cm" style:auto-text-indent="false"/>
      <style:text-properties officeooo:rsid="003940d7" officeooo:paragraph-rsid="003940d7" fo:hyphenate="true" fo:hyphenation-remain-char-count="2" fo:hyphenation-push-char-count="2"/>
    </style:style>
    <style:style style:name="P21" style:family="paragraph" style:parent-style-name="Standard">
      <style:paragraph-properties fo:margin-left="0cm" fo:margin-right="0cm" fo:line-height="150%" fo:text-align="justify" style:justify-single-word="false" fo:hyphenation-ladder-count="no-limit" fo:text-indent="0.7cm" style:auto-text-indent="false"/>
      <style:text-properties officeooo:rsid="003940d7" officeooo:paragraph-rsid="003d7184" fo:hyphenate="true" fo:hyphenation-remain-char-count="2" fo:hyphenation-push-char-count="2"/>
    </style:style>
    <style:style style:name="P22" style:family="paragraph" style:parent-style-name="Standard">
      <style:paragraph-properties fo:margin-left="0cm" fo:margin-right="0cm" fo:line-height="150%" fo:text-align="justify" style:justify-single-word="false" fo:hyphenation-ladder-count="no-limit" fo:text-indent="0.7cm" style:auto-text-indent="false"/>
      <style:text-properties officeooo:rsid="002e247d" officeooo:paragraph-rsid="003d7184" fo:hyphenate="true" fo:hyphenation-remain-char-count="2" fo:hyphenation-push-char-count="2"/>
    </style:style>
    <style:style style:name="P23" style:family="paragraph" style:parent-style-name="Standard">
      <style:paragraph-properties fo:margin-left="0cm" fo:margin-right="0cm" fo:line-height="150%" fo:text-align="justify" style:justify-single-word="false" fo:hyphenation-ladder-count="no-limit" fo:text-indent="0.7cm" style:auto-text-indent="false"/>
      <style:text-properties officeooo:rsid="002ef689" officeooo:paragraph-rsid="003d7184" fo:hyphenate="true" fo:hyphenation-remain-char-count="2" fo:hyphenation-push-char-count="2"/>
    </style:style>
    <style:style style:name="P24" style:family="paragraph" style:parent-style-name="Standard">
      <style:paragraph-properties fo:margin-left="0cm" fo:margin-right="0cm" fo:line-height="150%" fo:text-align="justify" style:justify-single-word="false" fo:hyphenation-ladder-count="no-limit" fo:text-indent="0.7cm" style:auto-text-indent="false"/>
      <style:text-properties officeooo:rsid="0038733e" officeooo:paragraph-rsid="003d7184" fo:hyphenate="true" fo:hyphenation-remain-char-count="2" fo:hyphenation-push-char-count="2"/>
    </style:style>
    <style:style style:name="P25" style:family="paragraph" style:parent-style-name="Standard">
      <style:paragraph-properties fo:margin-left="0cm" fo:margin-right="0cm" fo:line-height="150%" fo:text-align="justify" style:justify-single-word="false" fo:hyphenation-ladder-count="no-limit" fo:text-indent="0.7cm" style:auto-text-indent="false"/>
      <style:text-properties officeooo:rsid="003a6749" officeooo:paragraph-rsid="003d7184" fo:hyphenate="true" fo:hyphenation-remain-char-count="2" fo:hyphenation-push-char-count="2"/>
    </style:style>
    <style:style style:name="P26" style:family="paragraph" style:parent-style-name="Footnote">
      <style:text-properties officeooo:rsid="0038c399" officeooo:paragraph-rsid="0038c399"/>
    </style:style>
    <style:style style:name="P27" style:family="paragraph" style:parent-style-name="Footnote">
      <style:text-properties officeooo:rsid="0026be65" officeooo:paragraph-rsid="003d7184"/>
    </style:style>
    <style:style style:name="P28" style:family="paragraph" style:parent-style-name="Standard">
      <style:paragraph-properties fo:text-align="end" style:justify-single-word="false"/>
      <style:text-properties officeooo:rsid="003f28da" officeooo:paragraph-rsid="003f28da"/>
    </style:style>
    <style:style style:name="T1" style:family="text">
      <style:text-properties officeooo:rsid="00214492"/>
    </style:style>
    <style:style style:name="T2" style:family="text">
      <style:text-properties officeooo:rsid="00242878"/>
    </style:style>
    <style:style style:name="T3" style:family="text">
      <style:text-properties officeooo:rsid="0025d4ce"/>
    </style:style>
    <style:style style:name="T4" style:family="text">
      <style:text-properties officeooo:rsid="0026be65"/>
    </style:style>
    <style:style style:name="T5" style:family="text">
      <style:text-properties officeooo:rsid="00273789"/>
    </style:style>
    <style:style style:name="T6" style:family="text">
      <style:text-properties officeooo:rsid="0028c9c6"/>
    </style:style>
    <style:style style:name="T7" style:family="text">
      <style:text-properties officeooo:rsid="002ef689"/>
    </style:style>
    <style:style style:name="T8" style:family="text">
      <style:text-properties officeooo:rsid="00310734"/>
    </style:style>
    <style:style style:name="T9" style:family="text">
      <style:text-properties officeooo:rsid="0031f328"/>
    </style:style>
    <style:style style:name="T10" style:family="text">
      <style:text-properties officeooo:rsid="0033aac2"/>
    </style:style>
    <style:style style:name="T11" style:family="text">
      <style:text-properties officeooo:rsid="0038c399"/>
    </style:style>
    <style:style style:name="T12" style:family="text">
      <style:text-properties officeooo:rsid="003926af"/>
    </style:style>
    <style:style style:name="T13" style:family="text">
      <style:text-properties officeooo:rsid="003940d7"/>
    </style:style>
    <style:style style:name="T14" style:family="text">
      <style:text-properties officeooo:rsid="003a6749"/>
    </style:style>
    <style:style style:name="T15" style:family="text">
      <style:text-properties officeooo:rsid="003af4b2"/>
    </style:style>
    <style:style style:name="T16" style:family="text">
      <style:text-properties officeooo:rsid="003d71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Emil Lefherz, 5.1.2016</text:p>
      <text:p text:style-name="P28">Wintersemester 2015/16</text:p>
      <text:p text:style-name="P28">Habermas – die politischen Schriften</text:p>
      <text:p text:style-name="P3"/>
      <text:p text:style-name="P3">Verfassungspatriotismus ist gescheitert</text:p>
      <text:p text:style-name="P2"/>
      <text:p text:style-name="P1"/>
      <text:p text:style-name="P1"/>
      <text:p text:style-name="P4">Ich will in diesem Essay argumentieren, dass der sogenannte Verfassungspatriotismus als Idee gescheitert ist. Ich analysiere dabei Verfassungspatriotismus als ideologisches Machtnetzwerk nach Michael Manns “Sources of Social Power”-Theorie, das mit anderen Machtkonstituierenden Netzwerken überlappt und so lange Zeit die Stabilität der Bundesrepublik Deutschland gewährleistet hat. Nun, wo Verfassungspatriotismus seine Legitimität verliert und gleichzeitig die Ideologie des Nationalsozialismus auf dem Vormarsch ist, zeigt sich, dass Verfassungspatriotismus nicht nur seine Grundlage verloren hat, sondern es in seiner Hochphase auch versäumt hat, dem autoritativen Charakter und <text:span text:style-name="T1">rassistischen Tendenzen wirksam Einhalt zu gebieten, beziehungsweise Verhältnisse zu schaffen, in denen Menschen nicht zu Antisemiten werden.</text:span></text:p>
      <text:p text:style-name="P5">Nach Michael Manns Theorie wird soziale Macht in direkten zwischenmenschlichen Beziehungen vermittelt. Menschen gehen diese Beziehungen ein, weil sie Ziele verfolgen, und werden somit Teil von Netzwerken. Mann unterscheidet dabei Netzwerke ökonomischer, politischer, militärischer und ideologischer Natur, <text:span text:style-name="T2">die miteinander überlappen und sich gegenseitig stützen. So wird beispielsweise politische Macht militärisch gestützt, ökonomisch finanziert, und ideologisch legitimiert. Auf diese Weise ergeben sich stabile soziale Strukturen, in denen Menschen Ziele zusammen verfolgen können und sich erhalten.</text:span></text:p>
      <text:p text:style-name="P6">Der Verfassungspatriotismus ist eine Idee, die wie jede Idee durch ein solches ideologisches Netzwerk aufrechterhalten wird. Er legitimiert ganz eindeutig politische Macht, und war nach dem zweiten Weltkrieg eine der besten Legitimationen, einen demokratisch-marktwirtschaftlichen Staat auf deutschem Boden zu errichten, <text:span text:style-name="T3">mit genau den Leuten, die kurz vorher noch ein nationalsozialistisches System gewählt und aufrechterhalten haben. Die Idee, lieber auf die eigene Verfassung und Werte stolz zu sein als auf die Herkunft, der inklusive Nationalismus, der dem Verfassungspatriotismus innewohnt, wurde durch liberale Intellektuelle verbreitet; die als Wortführer*innen mit gewissen Sprachrohren ihren Platz in den Meinungsspalten der Tageszeitungen natürlich in erster Linie über Beziehungen bekommen haben; Beziehungen zu ökonomischen Akteur*innen, den Herausgeber*innen und Chefredakteur*innen. Die wiederum durch ein politisches System, das Meinungsfreiheit gewährleistet, und Polizei geschützt werden.</text:span></text:p>
      <text:p text:style-name="P7">Der Verfassungspatriotismus wird von Jürgen Habermas so definiert: “[<text:span text:style-name="T8">Es</text:span>] hatte sich während der fünfziger und sechziger Jahre in der breiten Bevölkerung ein eher pragmatisches Verständnis herausgebildet. Mommsen zufolge ist dieses Bewusstsein durch vier Elemente geprägt: durch die <text:soft-page-break/>Dethematisierung der jüngsten Vergangenheit und eine eher ungeschichtliche Definition des eigenen Standortes; durch die aggressive Abgrenzung gegenüber den Systemen Osteuropas, das heißt durch eine Fortschreibung des historisch verwurzelten antikommunistischen Einstellungssyndroms; weiterhin durch die Orientierung an den Werten und Verkehrsformen der westlichen Zivilisation, besonders der „Schutzmacht“ USA; und last, not least durch den Stolz auf die eigenen wirtschaftlichen Leistungen. Mommsen vermutete in diesem Element, im Selbstbewusstsein einer erfolgreichen Wirtschaftsnation, den Kern des politischen Selbstverständnisses – und ein Substitut für den weithin fehlenden Nationalstolz.”</text:p>
      <text:p text:style-name="P9">Die Idee Verfassungspatriotismus basierte demnach unter anderem auf folgenden wichtigen Grundlagen; dem wirtschaftlichen Aufschwung und dem Gefühl der Bürger*<text:span text:style-name="T16">innen</text:span>, selbst etwas dazu beizutragen, der Abgrenzung nach Osten und dem Antikommunismus, dem notwendigen Pragmatismus, weil man ja nur noch ein halbes Land war, und den demokratischen Werten des Westens, zu dem man gehören wollte (man ist ja lieber auf der Seite der Sieger*<text:span text:style-name="T16">innen</text:span> statt d<text:span text:style-name="T16">ie</text:span> besiegte Angeklagte in den schlimmsten Verbrechen der Menschheitsgeschichte zu sein).</text:p>
      <text:p text:style-name="P7">Wenn man das auf die Theorie der Machtnetzwerke überträgt, war der Verfassungspatriotismus möglich, weil er von ökonomischen Netzwerken getragen wurde, die Aufschwung sicherstellten, weil <text:span text:style-name="T4">das politische System Meinungsfreiheit und ein gewisses Maß an Partizipation gewährleistete, und weil es militärisch gestützt wurde. Erst vom alliierten Militär, das die BRD vor inneren und äußeren Bedrohungen schützte und stabilisierte, wie später eigenen militärischen Institutionen wie der Bundeswehr nach außen, und Polizei wie Verfassungsschutz nach innen. </text:span><text:span text:style-name="T4"><text:note text:id="ftn1" text:note-class="footnote"><text:note-citation>1</text:note-citation><text:note-body><text:p text:style-name="P27">Besondere Rolle in Bezug auf die Verfassung hat hier der Verfassungsschutz; einerseits, weil er den Schutz eben dieser Verfassung verspricht, die für den Verfassungspatriotismus so bedeutsam ist, andererseits, weil er nie ausreichend entnazifiziert wurde und im Verfassungsschutz bis in dieses Jahrtausend hinein ein problematisches Verständnis der Gefahr von Rechts, sowie der Verfassung, die er zu schützen vorgibt, nachweisbar sind. Beispiele hierfür sind die Verwicklungen im NSU-Komplex und im V-<text:span text:style-name="T16">Leute</text:span>-Wesen, wodurch Naziterrorist<text:span text:style-name="T3">*innen</text:span> bis heute durch den Verfassungsschutz für wertlose Informationen mit Geld und Ausbildung versorgt werden. Auch besonders hervorzuheben ist die Landesverratsaffäre, in der der Verfassungsschutz versucht hat, mit fadenscheinigen Vorwürfen die Pressefreiheit einzuschränken.</text:p></text:note-body></text:note></text:span></text:p>
      <text:p text:style-name="P8">Bemerkenswert ist, dass in der Leitkultur des Staates, der den Nationalsozialismus abgelöst hat, <text:span text:style-name="T5">Antifaschismus </text:span>kein bestimmendes Element war, <text:span text:style-name="T5">zusammen mit der Aufarbeitung der Vergangenheit </text:span>in der Bundesrepublik auch sträflich vernachlässigt <text:span text:style-name="T5">wurde</text:span>, wie Theodor W. Adorno und Habermas anmerkten, <text:span text:style-name="T5">und bis heute von Institutionen wie dem Verfassungsschutz sabotiert</text:span> <text:span text:style-name="T5">wird</text:span>.</text:p>
      <text:p text:style-name="P11">Dennoch war der Verfassungspatriotismus über Jahrzehnte hinweg in der Lage - trotz dem deutschen Volk mit seinen schlecht verarbeiteten und unzureichend gereuten Taten - ein System zu stützen, dass demokratische Partizipation erlaubte und in dem Minderheiten ein vergleichsweise ruhiges und sicheres Leben führen konnten, während Nazi-Gedankengut von der Gesellschaft tabuisiert und von der antifaschistischen Bewegung auch konsequent entgegengewirkt wurde. So wurde an der Oberfläche ein System aufrechterhalten, in dem ganz nach dem Pragmatismus, den <text:soft-page-break/>Habermas den Verfassungspatriot<text:span text:style-name="T3">*innen</text:span> zuschreibt, der politische Alltag trotz der unaussprechlichen Vergangenheit fortgeführt werden konnte.</text:p>
      <text:p text:style-name="P10">Gleichzeitig wurden dadurch <text:span text:style-name="T6">wichtige Maßnahmen, die für ein endgültiges Abrechnen mit dem Nationalsozialismus notwendig gewesen wären, unterlassen; das besagte Volk hat es letztendlich immer verstanden, durch eine Mischung aus Verdrängung, Verklärung und Opfermythos an der eigenen Unschuld festzuhalten. Nicht nur in der DDR wurden Nazis einfach weggeleugnet.</text:span></text:p>
      <text:p text:style-name="P12">Da das Deutschsein nach wie vor Teil des gesellschaftlichen Narrativs ist, kann es auch mit allen möglichen Konnotationen belegt werden. In der liberalen, demokratischen Strömung ist damit oft eine gewisse kritische Geschichtsbetrachtung verbunden; dass man aufgrund der deutschen Vergangenheit stets dafür einstehen müsse, dass derlei regressive Tendenzen nie wieder in der Gesellschaft Fuß fassen dürften. Diese Einstellung ist allerdings auch bei den Liberalen verbreitet, die dennoch auf die Meinungsfreiheit und das Demonstrationsrecht von Nazis pochen, und damit nur bedingt konsequent gegen Faschismus einstehen. </text:p>
      <text:p text:style-name="P13">Alles in allem ist dieses Narrativ nicht vollkommen vom Nationalstolz getrennt, der den Verfassungspatriotismus tragen soll. Dazu zählt sowohl der Stolz auf die wirtschaftlichen Leistungen, die “unser Land wieder groß gemacht haben”, als auch der Stolz auf die neuen Werte, die die deutsche Bevölkerung angeblich so gewissenhaft lebt, bis hin zu der seltsam unkritischen Inszenierung als “Aufarbeitungsweltmeister*<text:span text:style-name="T16">in</text:span>”, als der man sich auch gerne gibt. Nach dieser Auffassung ist der Deutsche mittlerweile stolz darauf, mit dem Shoah-Mahnmal in Berlin das größte Denkmal der Welt gebaut zu haben. Diese Auswüchse der deutschen Identität sind symptomatisch für eine Ideologie, die sich unzureichend vom Nationalstolz distanziert hat und das Kritische gegenüber den eigenen Traditionen nicht annähernd so oft betont, wie es eine<text:span text:style-name="T16">r</text:span> reuigen Täter*<text:span text:style-name="T16">in</text:span> gebührt.</text:p>
      <text:p text:style-name="P22">Während der deutschen Vereinigung 1990 wurde dieses Narrativ unter anderem von mehreren, hauptsächlich westdeutschen Akteur<text:span text:style-name="T3">*innen</text:span> genutzt, um ihre Interessen in dem nun “wiederhergestellten” Großdeutschland umzusetzen. Abgesehen davon, dass Bundeskanzler Kohl mit seiner Politik der vollendeten Tatsachen eine Einheit unter seiner Anleitung erkämpfte. Nicht nur Nationalkonservative Kräfte bedienten sich des Nationalstolzes. So warb laut Habermas auch die SPD mit der Idee der deutschen Identität darum, ihre Beziehungen und Machtnetzwerke auf die neuen Bundesländer auszuweiten. Das ist nur symptomatisch für den Verfall der Idee einer kritischen Identifikation mit der eigenen geographischen Herkunft.</text:p>
      <text:p text:style-name="P13">Michael Manns Theorie der Machtnetzwerke behandelt unter anderem ein Phänomen namens “interstitial emergence”. Damit wird beschrieben, wie sich unter einem erodierenden, bröckelndem Machtnetzwerk andere, resilientere Netzwerke hervortun und nach und nach die alten ersetzen. Ein derartiger Vorgang lässt sich auch bei der Wandlung der deutschen Identität beobachten.</text:p>
      <text:p text:style-name="P14">Die Grundlagen des Verfassungspatriotismus bröckeln schon länger. Seinen Anfang nahm diese <text:soft-page-break/>Entwicklung mit der Entspannungspolitik Gorbatschows, als dem Antikommunismus, der in der BRD sehr gut als gemeinsamer Nenner liberaler und konservativer Kräfte funktionierte, das Ziel ausging. Spätestens mit der Vereinigung brach diese Legitimation weg, und es gab auch eine andere Grundlage für den Verfassungspatriotismus nicht mehr; den Pragmatismus, sich <text:span text:style-name="T16">ihre</text:span> Identität eben ohne Nation zu konstruieren.</text:p>
      <text:p text:style-name="P14">Andere Konstituenten folgten auf dem Fuße; <text:span text:style-name="T7">d</text:span>er Blick auf das europäische Umland, dem es noch viel schlimmer geht, <text:span text:style-name="T7">lässt zwar das bisschen Selbstbewusstsein erklären, dass mit dem rassistischen Vorurteil gepaart das Bild vom “faulen Griechen” ergibt. Aber das Gefühl wirtschaftlicher Sicherheit bleibt aus, und das ständige Gefühl der Krise lässt eine Identität als erfolgreiche Wirtschaftsnation nicht länger zu.</text:span></text:p>
      <text:p text:style-name="P23">Die Krise der parlamentarischen Demokratie schwächt auch die Identifikation mit dem politischen System. Durch das Internet ist die deutsche Bevölkerung mittlerweile an eine ständig aktuelle Welt gewöhnt, die sich blitzschnell ändern kann und in der sie ungewöhnlich viel selbst in Hand nehmen können, in der ihre Sorgen und Anregungen schnell umgesetzt werden. Doch die zunehmende Alternativlosigkeit, mit der sie in den Nachrichten konfrontiert werden, die Schläfrigkeit, die sie der Regierung attestieren und <text:span text:style-name="T9">das Gefühl, in politischen Vorgängen keinen Einfluss zu haben, erweckt vielen Wähler*innen den Eindruck eines Systems, das nicht mehr zu ihnen passt. So bilden sich neue Narrative heraus, in denen man eine starke Volksbewegung braucht, um sich von “denen da oben” nicht mehr alles sagen zu lassen. Bewegungen wie die AfD oder Pegida profitieren von diesem Gedanken.</text:span></text:p>
      <text:p text:style-name="P15">In <text:span text:style-name="T10">der Idee des Verfassungspatriotismus ist die nationale Souveränität ein Bauteil, um die Demokratie zu gewährleisten, ein Ziel, das zum erreichen eines wichtigeren Ziels angestrebt wird, und dadurch auch Wert als intrinsisches Gut zugeschrieben bekommt. So kann sie auch ohne ständige Begründung und Versicherung gegenüber kritischen Stimmen bestehen. Beide Bauteile, nationale Souveränität und Demokratie, bestehen schließlich unhierarchisch nebeneinander, nicht mehr übereinander geordnet, sondern narrativ assoziiert. Jede*r Teilnehmer*in in dem ideologischen Machtnetzwerk, die ihre Interpretation der Idee in Beziehungen vermittelt, wertet nun unterschiedlich, und kann natürlich auch die ursprüngliche Geordnetheit der beiden Bausteine nach eigenen Vorstellungen reassoziieren. So werden Demokratie und Nation in ein neues Abhängigkeitsverhältnis arrangiert. Für manche ist deutsch sein nun wichtiger als demokratisch sein. In der Psyche eines Individuums lässt sich das Selbstbewusstsein einfacher über Nationalität aufwerten als durch demokratische Bürgerpflicht; deutsch sein genügt auch ohne Eigenleistung dem Stolz, zur Demokratie hat man bis auf den alljährlichen Urnengang nicht besonders viel beigetragen.</text:span></text:p>
      <text:p text:style-name="P24">Durch die Krise der Demokratie und des Verfassungspatriotismus bekommt ein Narrativ Kraft, das genau diese Instinkte bedient. <text:span text:style-name="T10">In dem neuen Narrativ stützt die Demokratie die </text:span>n<text:span text:style-name="T10">ationale </text:span><text:soft-page-break/><text:span text:style-name="T10">Souveränität nicht länger, und wird dadurch entwertet. </text:span>Rechtsstaat wird in diesem Narrativ ein Machtinstrument “der da oben”, Toleranz wird zu Schwäche gemünzt, Inklusivität geleugnet und diverse Mythen bilden sich heraus, die diese Version stützen. Mythen vom Asylschmarotzer erteilen <text:span text:style-name="T16">der</text:span> deutschen Hartz-IV-Empfänger*<text:span text:style-name="T16">in</text:span> Absolution, der bei deutschen Kabarettist<text:span text:style-name="T3">*innen</text:span> so beliebte Antiamerikanismus, der seit einiger Zeit die politische Bildung ersetzt, wird in den Dienst nationaler Ressentiments gegen die “Manipulation der deutschen Politik” von außen gestellt und erklärt auf erdrückend logisch scheinende Weise, warum die Demokratie nicht die erforderlichen Ergebnisse bringt und warum man “nicht einmal mehr den deutschen” Politiker<text:span text:style-name="T3">*innen </text:span>trauen kann. In letzter Konsequenz entwickelt sich der Mythos vom besetzten Deutschen Reich, in dem selbst ernannte “Reichsbürger<text:span text:style-name="T3">*innen</text:span>” wie Xavier Naidoo der BRD ihre Legitimität absprechen und herzuleiten versuchen, dass <text:span text:style-name="T11">sämtliche deutsche Geschichte seit dem zweiten Weltkrieg von “den bösen Vereinigten Staaten” gesteuert wurde.</text:span><text:span text:style-name="T11"><text:note text:id="ftn2" text:note-class="footnote"><text:note-citation>2</text:note-citation><text:note-body><text:p text:style-name="P26">Ich kenne Politikwissenschaftsstud<text:span text:style-name="T16">ierende</text:span>, die das glauben.</text:p></text:note-body></text:note></text:span></text:p>
      <text:p text:style-name="P16">Im Ringen der Narrative gewinnt dieses neue Deutschtum an immer mehr Kraft, je weiter die Grundlagen des Verfassungspatriotismus bröckeln und je länger der allgemeine Zustand der Krise dauert, die egal ob Wirtschaftskrise, Asylkrise oder Griechenlandkrise immer ein Angriff von außen <text:s/>ist – in dem Deutschland erst als besonders gefährdet gewähnt wird und dann auf bravouröse Weise alles meistert und zum internationalen Vorbild wird. “Am deutschen Wesen soll die Welt genesen” wird eine Parole, die vor dem Bild der Abwrackprämie, der Rettungspakete und unserem gönnerhaften Umgang mit <text:span text:style-name="T16">Geflüchteten</text:span> (jedenfalls im Vergleich zu Ungarn) wieder Salonfähig wird, und jedem Versuch, einen kritischen Umgang mit eigenen Traditionen, überhöhtem Selbstbewusstsein und aggressiver Außenpolitik zu finden, die Legitimation abspricht.</text:p>
      <text:p text:style-name="P16">So verschiebt sich in der öffentlichen Aufmerksamkeit, die durch Auflage, Klicks und Verlinkungen anschaulich als Markt betrachtet werden kann, die Nachfrage eher zu den Narrativen eines erstarkenden Deutschlands, in dem sich das individuelle kaputte Selbstbewusstsein sonnen kann, und weg von den demokratischen Werten, die das Zusammenleben der vielen Menschen, die in dieser geographischen Bezugsgröße mit ihrer Identität kämpfen, durch kritische Reflexion in einem Raum der Begegnung möglich machen. Der Verfassungspatriotismus als eine Narrative prägende Ideologie, wird verschwinden, je weniger Klicks er generiert, je weniger Stimmen sich durch ihn erreichen lassen und je mehr der Nationalismus von der individuellen Psyche benötigt wird, die sich in einer Krisengeschüttelten Welt zunehmend bedroht fühlt. <text:span text:style-name="T12">Die Deutsche klickt eben lieber auf die Mythen, die es ihr jeden morgen ermöglichen, in den Spiegel zu schauen, als immer wieder an das Grauen der Shoah und die Gefahren erinnert zu werden, die in ihrem Selbstbewusstsein liegen.</text:span></text:p>
      <text:p text:style-name="P17">Wenn sich die äußeren Verhältnisse nicht ändern, wird der Verfassungspatriotismus nicht zu retten sein. Wenn unsere demokratischen Strukturen sich nicht zu einem partizipativeren, offenerem <text:s/><text:soft-page-break/>System entwickeln, in der sich jeder einzelne repräsentiert fühlt, wird die Idee der demokratischen Identität verblassen. Wenn die sozialen Risse, die durch Europa klaffen, nicht durch eine solidarische Lösung geschlossen werden, die d<text:span text:style-name="T16">ie</text:span> Einzelne von wirtschaftlichem Druck befreien und einen progressiven, emanzipatorischen Umgang mit der zunehmenden Arbeitsabschaffung finden, wird das ständige Gefühl der Fremdbestimmtheit, der Krise und des inneren Widerspruchs fortdauern, dass so verzweifelt nach einer kollektiven Identität schreit.</text:p>
      <text:p text:style-name="P18">Aus der Misere retten könnten uns also entweder die Lösung der äußeren Konflikte, auf die reaktionäre Ideologien eine Antwort anbieten, oder die Emergenz eines komplett neuen Narrativs, das die Irrtümer des Verfassungspatriotismus hinter sich lässt und nicht auf den selben bröckelnden Fundamenten beruht wie das Wohlergehen der Bundesrepublik, aber durch denselben kritischen Anspruch die Deutschtümelei der enttäuschten Massen entlarvt. Es muss eine alternative Erklärung für das permanente Gefühl der Krise anbieten, die die äußeren Probleme anprangert und ihre progressive Überwindung fordert, statt dem konservativen Verharren, mit dem die Bundesregierung seit ein paar Jahren versucht, die alten Machtverhältnisse in das digitale Zeitalter zu retten. </text:p>
      <text:p text:style-name="P19">Nicht die Ohnmacht der Massen darf der Motor der eigenen Identität sein, sondern die Selbstbestimmung und eigene Verantwortung an der Gesellschaft muss den Individuen das Selbstbewusstsein wiedergeben – eine der kollektiven Erfahrungen, die hierfür dienen könnten, sind beispielsweise die Solidarität mit Einwanderer<text:span text:style-name="T3">*innen</text:span>,<text:span text:style-name="T13"> der Eifer, mit dem sich viele Bürger*innen in den Aufbau ziviler Unterstützer*innenstrukturen gestürzt haben. Ein anderer wäre die Selbstorganisation in Shareconomy-Netzwerken und anderen Modellen, die dazu dienen, das Zusammenleben in einer Postwachstumsökonomie zu organisieren, und die auf ein hohes Maß an autonomer Arbeit genauso wie an sozialen Kontakten aufbauen.</text:span></text:p>
      <text:p text:style-name="P20">Wie sich die neue Identität im Detail gestalten soll, ist schwer vorherzusagen; auch wenn sich ihre Ansätze bereits beobachten lassen. Es gibt auch noch keinen griffigen Namen für ein solches Narrativ, auch wenn sich das “Gutmenschentum” ziemlich dafür anbietet.</text:p>
      <text:p text:style-name="P21">Ich halte es jedoch bei dieser neuen Identität für zwingend notwendig, ein paar der Konstruktionsfehler des Verfassungspatriotismus zu vermeiden. Der Zugang zur Identität als Verfassungspatriot war nämlich keineswegs so offen und frei, wie es bei einer emanzipatorischen Idee sein sollte; <text:s/>Zugang als zentraler Gedanke, der Menschen von sozialer Teilhabe ausschließt, ist auch erst seit der fortschreitenden Digitalisierung in öffentliche Diskurse gerückt. Ein*<text:span text:style-name="T16">e</text:span> liberale*r Bürger*<text:span text:style-name="T16">in</text:span> mit deutscher Staatsbürgerschaft zu sein, für d<text:span text:style-name="T16">ie</text:span> eben diese Verfassungsrechte überhaupt alle gelten, war nämlich immer Grundvoraussetzung für den Verfassungspatriotismus, und wenn man es etwas genauer nahm, ist auch Erwerbstätigkeit immer Teil des Narrativs gewesen. Arbeitsfreie können auch nur schwer am Wirtschaftswunder teilhaben, und durch Hartz-IV-Sanktionierung können ihnen auch einige Grundrechte verwehrt werden. <text:span text:style-name="T14">Und gerade um das deutsche an dieser Identität </text:span><text:soft-page-break/><text:span text:style-name="T14">loszuwerden, vor allem auch in Abgrenzung an das andere Narrativ, wäre gerade eine gute Gelegenheit; es kann längst durch das Europäer*innentum oder noch besser das Weltbürger*innentum ausgetauscht werden. Und der gescheiterte Gedanke, dass man mit Nazis diskutieren kann, der solchen Ideen überhaupt erst ermöglicht hat, in die Mitte der Gesellschaft zu rücken, ist dann hoffentlich auch auf dem Müllhaufen der Geschichte angekommen.</text:span></text:p>
      <text:p text:style-name="P25">Der Verfassungspatriotismus gehört begraben, er wird das Miteinander in der Bundesrepublik nicht mehr allzulange erklären können. Die Welt hat sich gewandelt, die Probleme haben sich gewandelt, und der Verfassungspatriotismus hat keine Antwort darauf. Die Denker<text:span text:style-name="T3">*innen</text:span>, die derzeit also noch die Fehler des alten Verfassungspatriotismus vertreten, namentlich die Ideologie der Vollbeschäftigung und des Arbeitszwangs, das Deutsche, und den Glauben an nationale Souveränität, der lange genug die europäische Integration behindert, sollten langsam dazu übergehen, <text:span text:style-name="T15">an einem neuen, postdeutschen Narrativ zu arbeiten. Anders lässt sich eine progressive Zukunft, frei von reaktionären Elementen, nicht denk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657639375</meta:creation-date>
    <dc:date>2016-01-05T20:40:43.051000000</dc:date>
    <meta:editing-duration>PT7H17M11S</meta:editing-duration>
    <meta:editing-cycles>8</meta:editing-cycles>
    <meta:generator>LibreOffice/4.4.5.2$Windows_x86 LibreOffice_project/a22f674fd25a3b6f45bdebf25400ed2adff0ff99</meta:generator>
    <meta:document-statistic meta:table-count="0" meta:image-count="0" meta:object-count="0" meta:page-count="7" meta:paragraph-count="32" meta:word-count="2646" meta:character-count="20123" meta:non-whitespace-character-count="17500"/>
  </office:meta>
</office:document-meta>
</file>